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 Karim" svg:font-family="'B Karim'" style:font-pitch="variable"/>
    <style:font-face style:name="B Nazanin" svg:font-family="'B Nazanin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1890a6" officeooo:paragraph-rsid="001890a6" style:font-size-asian="14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91e19" officeooo:paragraph-rsid="00191e19" style:font-size-asian="14pt" style:font-name-complex="FreeSerif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سیار پیش می اید که ما در <text:bookmark-start text:name="__DdeLink__261_1710768233"/>reducer<text:bookmark-end text:name="__DdeLink__261_1710768233"/> ها بخواهیم state را دستکاری کنیم . یاداوری می شود که state در <text:s/>reducer بسیار دم دست است زیرا پارامتر اول <text:s/>reducer کلمه ی state است <text:s/>پارامتر دوم هم که action است و ما با نوشتن switch روی action.type انچه باید برگردد را مشخص می کنیم . ما داده های جدیدی در action.payload داریم این داده ها باید درون state قرار بگیرند . برای افزودن به state نباید از push استفاده کنیم بلگه <text:s/>باید concat کنیم <text:s/></text:p>
      <text:p text:style-name="P1"/>
      <text:p text:style-name="P1">نمونه ی این کار را استیون در جلسه ی ۵۸ اموزش ری اکت و ریداکس انجام می دهد. </text:p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 Karim" svg:font-family="'B Karim'" style:font-pitch="variable"/>
    <style:font-face style:name="B Nazanin" svg:font-family="'B Nazanin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09-23T20:47:08.718717157</dc:date>
    <meta:editing-duration>PT2H32M15S</meta:editing-duration>
    <meta:editing-cycles>4</meta:editing-cycles>
    <meta:document-statistic meta:table-count="0" meta:image-count="0" meta:object-count="0" meta:page-count="1" meta:paragraph-count="2" meta:word-count="102" meta:character-count="498" meta:non-whitespace-character-count="391"/>
  </office:meta>
</office:document-meta>
</file>